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s" table:style-name="ta1">
        <table:shapes>
          <draw:frame draw:z-index="0" draw:style-name="gr1" draw:text-style-name="P1" svg:width="7.9917in" svg:height="4.8205in" svg:x="0.8894in" svg:y="0.3555in">
            <draw:object draw:notify-on-update-of-ranges="Entropy.A2:Entropy.A32 Entropy.B1:Entropy.B1 Entropy.B2:Entropy.B32 Entropy.C1:Entropy.C1 Entropy.C2:Entropy.C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9917in" svg:height="4.9567in" svg:x="9.2035in" svg:y="0.3555in">
            <draw:object draw:notify-on-update-of-ranges="Purity.A2:Purity.A32 Purity.B1:Purity.B1 Purity.B2:Purity.B32 Purity.C1:Purity.C1 Purity.C2:Purity.C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7.9917in" svg:height="4.8205in" svg:x="0.8894in" svg:y="5.689in">
            <draw:object draw:notify-on-update-of-ranges="WSSSE.A2:WSSSE.A32 WSSSE.B1:WSSSE.B1 WSSSE.B2:WSSSE.B32 WSSSE.C1:WSSSE.C1 WSSSE.C2:WSSSE.C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7.9917in" svg:height="4.8205in" svg:x="9.2252in" svg:y="5.7311in">
            <draw:object draw:notify-on-update-of-ranges="'Average Distance'.A2:'Average Distance'.A32 'Average Distance'.B1:'Average Distance'.B1 'Average Distance'.B2:'Average Distance'.B32 'Average Distance'.C1:'Average Distance'.C1 'Average Distance'.C2:'Average Distance'.C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urity" table:style-name="ta1">
        <table:shapes>
          <draw:frame draw:z-index="0" draw:style-name="gr1" draw:text-style-name="P1" svg:width="7.9917in" svg:height="4.8205in" svg:x="3.6843in" svg:y="0.1677in">
            <draw:object draw:notify-on-update-of-ranges="Purity.A1:Purity.A1 Purity.A2:Purity.A32 Purity.B1:Purity.B1 Purity.B2:Purity.B32 Purity.C1:Purity.C1 Purity.C2:Purity.C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T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99502519938" calcext:value-type="float">
            <text:p>0.99502519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99618503367" calcext:value-type="float">
            <text:p>0.9961850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99656492142" calcext:value-type="float">
            <text:p>0.99656492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99660550362" calcext:value-type="float">
            <text:p>0.9966055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99737104228" calcext:value-type="float">
            <text:p>0.99737104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99769113733" calcext:value-type="float">
            <text:p>0.99769113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753769341" calcext:value-type="float">
            <text:p>0.9975376934</text:p>
          </table:table-cell>
          <table:table-cell office:value-type="float" office:value="0.9974960595" calcext:value-type="float">
            <text:p>0.99749605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78534661" calcext:value-type="float">
            <text:p>0.9978534661</text:p>
          </table:table-cell>
          <table:table-cell office:value-type="float" office:value="0.99781347959" calcext:value-type="float">
            <text:p>0.99781347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790485421" calcext:value-type="float">
            <text:p>0.9979048542</text:p>
          </table:table-cell>
          <table:table-cell office:value-type="float" office:value="0.99788295781" calcext:value-type="float">
            <text:p>0.99788295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770146298" calcext:value-type="float">
            <text:p>0.9977014630</text:p>
          </table:table-cell>
          <table:table-cell office:value-type="float" office:value="0.99767861011" calcext:value-type="float">
            <text:p>0.9976786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76664038" calcext:value-type="float">
            <text:p>0.9976664038</text:p>
          </table:table-cell>
          <table:table-cell office:value-type="float" office:value="0.9976322913" calcext:value-type="float">
            <text:p>0.99763229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781864706" calcext:value-type="float">
            <text:p>0.9978186471</text:p>
          </table:table-cell>
          <table:table-cell office:value-type="float" office:value="0.99782574045" calcext:value-type="float">
            <text:p>0.99782574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802107777" calcext:value-type="float">
            <text:p>0.9980210778</text:p>
          </table:table-cell>
          <table:table-cell office:value-type="float" office:value="0.99803008816" calcext:value-type="float">
            <text:p>0.99803008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793246931" calcext:value-type="float">
            <text:p>0.9979324693</text:p>
          </table:table-cell>
          <table:table-cell office:value-type="float" office:value="0.99796605921" calcext:value-type="float">
            <text:p>0.99796605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822494926" calcext:value-type="float">
            <text:p>0.9982249493</text:p>
          </table:table-cell>
          <table:table-cell office:value-type="float" office:value="0.99823579818" calcext:value-type="float">
            <text:p>0.99823579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809119611" calcext:value-type="float">
            <text:p>0.9980911961</text:p>
          </table:table-cell>
          <table:table-cell office:value-type="float" office:value="0.99811591419" calcext:value-type="float">
            <text:p>0.99811591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819133088" calcext:value-type="float">
            <text:p>0.9981913309</text:p>
          </table:table-cell>
          <table:table-cell office:value-type="float" office:value="0.99817994314" calcext:value-type="float">
            <text:p>0.99817994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817956444" calcext:value-type="float">
            <text:p>0.9981795644</text:p>
          </table:table-cell>
          <table:table-cell office:value-type="float" office:value="0.99821263877" calcext:value-type="float">
            <text:p>0.99821263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9813129804" calcext:value-type="float">
            <text:p>0.9981312980</text:p>
          </table:table-cell>
          <table:table-cell office:value-type="float" office:value="0.99816495764" calcext:value-type="float">
            <text:p>0.99816495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9822927162" calcext:value-type="float">
            <text:p>0.9982292716</text:p>
          </table:table-cell>
          <table:table-cell office:value-type="float" office:value="0.99824669672" calcext:value-type="float">
            <text:p>0.99824669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834189321" calcext:value-type="float">
            <text:p>0.9983418932</text:p>
          </table:table-cell>
          <table:table-cell office:value-type="float" office:value="0.9983584068" calcext:value-type="float">
            <text:p>0.99835840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9814642632" calcext:value-type="float">
            <text:p>0.9981464263</text:p>
          </table:table-cell>
          <table:table-cell office:value-type="float" office:value="0.99817449386" calcext:value-type="float">
            <text:p>0.99817449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9800835081" calcext:value-type="float">
            <text:p>0.9980083508</text:p>
          </table:table-cell>
          <table:table-cell office:value-type="float" office:value="0.99798921862" calcext:value-type="float">
            <text:p>0.99798921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821174204" calcext:value-type="float">
            <text:p>0.9982117420</text:p>
          </table:table-cell>
          <table:table-cell office:value-type="float" office:value="0.99822353731" calcext:value-type="float">
            <text:p>0.99822353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816707761" calcext:value-type="float">
            <text:p>0.9981670776</text:p>
          </table:table-cell>
          <table:table-cell office:value-type="float" office:value="0.99817585618" calcext:value-type="float">
            <text:p>0.9981758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98120252" calcext:value-type="float">
            <text:p>0.9981202520</text:p>
          </table:table-cell>
          <table:table-cell office:value-type="float" office:value="0.99814179823" calcext:value-type="float">
            <text:p>0.99814179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822350847" calcext:value-type="float">
            <text:p>0.9982235085</text:p>
          </table:table-cell>
          <table:table-cell office:value-type="float" office:value="0.99824805904" calcext:value-type="float">
            <text:p>0.99824805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828089986" calcext:value-type="float">
            <text:p>0.9982808999</text:p>
          </table:table-cell>
          <table:table-cell office:value-type="float" office:value="0.99829710249" calcext:value-type="float">
            <text:p>0.99829710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830323207" calcext:value-type="float">
            <text:p>0.9983032321</text:p>
          </table:table-cell>
          <table:table-cell office:value-type="float" office:value="0.9983134503" calcext:value-type="float">
            <text:p>0.99831345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824776174" calcext:value-type="float">
            <text:p>0.9982477617</text:p>
          </table:table-cell>
          <table:table-cell office:value-type="float" office:value="0.99824942136" calcext:value-type="float">
            <text:p>0.99824942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831980113" calcext:value-type="float">
            <text:p>0.9983198011</text:p>
          </table:table-cell>
          <table:table-cell office:value-type="float" office:value="0.9983434213" calcext:value-type="float">
            <text:p>0.9983434213</text:p>
          </table:table-cell>
        </table:table-row>
      </table:table>
      <table:table table:name="Entropy" table:style-name="ta1">
        <table:shapes>
          <draw:frame draw:z-index="0" draw:style-name="gr1" draw:text-style-name="P1" svg:width="9.2949in" svg:height="5.1768in" svg:x="6.8681in" svg:y="0.052in">
            <draw:object draw:notify-on-update-of-ranges="Entropy.A2:Entropy.A32 Entropy.B1:Entropy.B1 Entropy.B2:Entropy.B32 Entropy.C1:Entropy.C1 Entropy.C2:Entropy.C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T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845533574" calcext:value-type="float">
            <text:p>0.0184553357</text:p>
          </table:table-cell>
          <table:table-cell office:value-type="float" office:value="0.01858538509" calcext:value-type="float">
            <text:p>0.01858538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562839293" calcext:value-type="float">
            <text:p>0.0156283929</text:p>
          </table:table-cell>
          <table:table-cell office:value-type="float" office:value="0.01563292921" calcext:value-type="float">
            <text:p>0.0156329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9468275" calcext:value-type="float">
            <text:p>0.0129468275</text:p>
          </table:table-cell>
          <table:table-cell office:value-type="float" office:value="0.01273323589" calcext:value-type="float">
            <text:p>0.0127332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290656616" calcext:value-type="float">
            <text:p>0.0129065662</text:p>
          </table:table-cell>
          <table:table-cell office:value-type="float" office:value="0.01283463884" calcext:value-type="float">
            <text:p>0.01283463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17571826" calcext:value-type="float">
            <text:p>0.0111757183</text:p>
          </table:table-cell>
          <table:table-cell office:value-type="float" office:value="0.0111652456" calcext:value-type="float">
            <text:p>0.01116524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991860114" calcext:value-type="float">
            <text:p>0.0099186011</text:p>
          </table:table-cell>
          <table:table-cell office:value-type="float" office:value="0.00983237494" calcext:value-type="float">
            <text:p>0.00983237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98974536" calcext:value-type="float">
            <text:p>0.0099897454</text:p>
          </table:table-cell>
          <table:table-cell office:value-type="float" office:value="0.00992445124" calcext:value-type="float">
            <text:p>0.00992445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89051714" calcext:value-type="float">
            <text:p>0.0089051714</text:p>
          </table:table-cell>
          <table:table-cell office:value-type="float" office:value="0.00881532728" calcext:value-type="float">
            <text:p>0.00881532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838412043" calcext:value-type="float">
            <text:p>0.0083841204</text:p>
          </table:table-cell>
          <table:table-cell office:value-type="float" office:value="0.00819118651" calcext:value-type="float">
            <text:p>0.00819118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935524256" calcext:value-type="float">
            <text:p>0.0093552426</text:p>
          </table:table-cell>
          <table:table-cell office:value-type="float" office:value="0.00930123973" calcext:value-type="float">
            <text:p>0.00930123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02197895" calcext:value-type="float">
            <text:p>0.0090219790</text:p>
          </table:table-cell>
          <table:table-cell office:value-type="float" office:value="0.00890403517" calcext:value-type="float">
            <text:p>0.0089040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855493561" calcext:value-type="float">
            <text:p>0.0085549356</text:p>
          </table:table-cell>
          <table:table-cell office:value-type="float" office:value="0.00835345858" calcext:value-type="float">
            <text:p>0.00835345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818935498" calcext:value-type="float">
            <text:p>0.0081893550</text:p>
          </table:table-cell>
          <table:table-cell office:value-type="float" office:value="0.00806210663" calcext:value-type="float">
            <text:p>0.00806210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869692616" calcext:value-type="float">
            <text:p>0.0086969262</text:p>
          </table:table-cell>
          <table:table-cell office:value-type="float" office:value="0.00856235431" calcext:value-type="float">
            <text:p>0.00856235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754799982" calcext:value-type="float">
            <text:p>0.0075479998</text:p>
          </table:table-cell>
          <table:table-cell office:value-type="float" office:value="0.00750855589" calcext:value-type="float">
            <text:p>0.00750855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772593573" calcext:value-type="float">
            <text:p>0.0077259357</text:p>
          </table:table-cell>
          <table:table-cell office:value-type="float" office:value="0.00758235286" calcext:value-type="float">
            <text:p>0.00758235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762532894" calcext:value-type="float">
            <text:p>0.0076253289</text:p>
          </table:table-cell>
          <table:table-cell office:value-type="float" office:value="0.00759388644" calcext:value-type="float">
            <text:p>0.00759388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727614833" calcext:value-type="float">
            <text:p>0.0072761483</text:p>
          </table:table-cell>
          <table:table-cell office:value-type="float" office:value="0.00707790118" calcext:value-type="float">
            <text:p>0.00707790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752310605" calcext:value-type="float">
            <text:p>0.0075231061</text:p>
          </table:table-cell>
          <table:table-cell office:value-type="float" office:value="0.00736601322" calcext:value-type="float">
            <text:p>0.00736601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709535388" calcext:value-type="float">
            <text:p>0.0070953539</text:p>
          </table:table-cell>
          <table:table-cell office:value-type="float" office:value="0.0069921471" calcext:value-type="float">
            <text:p>0.00699214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692175195" calcext:value-type="float">
            <text:p>0.0069217520</text:p>
          </table:table-cell>
          <table:table-cell office:value-type="float" office:value="0.00675081237" calcext:value-type="float">
            <text:p>0.00675081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730728017" calcext:value-type="float">
            <text:p>0.0073072802</text:p>
          </table:table-cell>
          <table:table-cell office:value-type="float" office:value="0.00715194285" calcext:value-type="float">
            <text:p>0.00715194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733215053" calcext:value-type="float">
            <text:p>0.0073321505</text:p>
          </table:table-cell>
          <table:table-cell office:value-type="float" office:value="0.00720683603" calcext:value-type="float">
            <text:p>0.0072068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754973098" calcext:value-type="float">
            <text:p>0.0075497310</text:p>
          </table:table-cell>
          <table:table-cell office:value-type="float" office:value="0.00741733037" calcext:value-type="float">
            <text:p>0.00741733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762948156" calcext:value-type="float">
            <text:p>0.0076294816</text:p>
          </table:table-cell>
          <table:table-cell office:value-type="float" office:value="0.00754889982" calcext:value-type="float">
            <text:p>0.00754889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7300623" calcext:value-type="float">
            <text:p>0.0073006230</text:p>
          </table:table-cell>
          <table:table-cell office:value-type="float" office:value="0.00721185537" calcext:value-type="float">
            <text:p>0.00721185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749776776" calcext:value-type="float">
            <text:p>0.0074977678</text:p>
          </table:table-cell>
          <table:table-cell office:value-type="float" office:value="0.00736951541" calcext:value-type="float">
            <text:p>0.00736951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673365463" calcext:value-type="float">
            <text:p>0.0067336546</text:p>
          </table:table-cell>
          <table:table-cell office:value-type="float" office:value="0.00662947844" calcext:value-type="float">
            <text:p>0.00662947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670406992" calcext:value-type="float">
            <text:p>0.0067040699</text:p>
          </table:table-cell>
          <table:table-cell office:value-type="float" office:value="0.00660234119" calcext:value-type="float">
            <text:p>0.00660234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67232456" calcext:value-type="float">
            <text:p>0.0067232456</text:p>
          </table:table-cell>
          <table:table-cell office:value-type="float" office:value="0.00659561224" calcext:value-type="float">
            <text:p>0.00659561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676978627" calcext:value-type="float">
            <text:p>0.0067697863</text:p>
          </table:table-cell>
          <table:table-cell office:value-type="float" office:value="0.00663151534" calcext:value-type="float">
            <text:p>0.0066315153</text:p>
          </table:table-cell>
        </table:table-row>
      </table:table>
      <table:table table:name="WSSSE" table:style-name="ta1">
        <table:table-column table:style-name="co2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T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211.61" calcext:value-type="float">
            <text:p>1.8421161E+005</text:p>
          </table:table-cell>
          <table:table-cell office:value-type="float" office:value="32813.035" calcext:value-type="float">
            <text:p>3.2813035E+0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2263.7" calcext:value-type="float">
            <text:p>1.4226370E+005</text:p>
          </table:table-cell>
          <table:table-cell office:value-type="float" office:value="25429.08" calcext:value-type="float">
            <text:p>2.5429080E+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871.59" calcext:value-type="float">
            <text:p>1.1587159E+005</text:p>
          </table:table-cell>
          <table:table-cell office:value-type="float" office:value="20761.725" calcext:value-type="float">
            <text:p>2.0761725E+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670.331" calcext:value-type="float">
            <text:p>9.9670331E+004</text:p>
          </table:table-cell>
          <table:table-cell office:value-type="float" office:value="17823.631" calcext:value-type="float">
            <text:p>1.7823631E+0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028.556" calcext:value-type="float">
            <text:p>7.9028556E+004</text:p>
          </table:table-cell>
          <table:table-cell office:value-type="float" office:value="14085.866" calcext:value-type="float">
            <text:p>1.4085866E+0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784.007" calcext:value-type="float">
            <text:p>7.0784007E+004</text:p>
          </table:table-cell>
          <table:table-cell office:value-type="float" office:value="12644.398" calcext:value-type="float">
            <text:p>1.2644398E+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762.372" calcext:value-type="float">
            <text:p>6.2762372E+004</text:p>
          </table:table-cell>
          <table:table-cell office:value-type="float" office:value="11215.233" calcext:value-type="float">
            <text:p>1.1215233E+0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047.156" calcext:value-type="float">
            <text:p>5.7047156E+004</text:p>
          </table:table-cell>
          <table:table-cell office:value-type="float" office:value="10171.477" calcext:value-type="float">
            <text:p>1.0171477E+0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103.954" calcext:value-type="float">
            <text:p>5.9103954E+004</text:p>
          </table:table-cell>
          <table:table-cell office:value-type="float" office:value="10531.737" calcext:value-type="float">
            <text:p>1.0531737E+0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077.202" calcext:value-type="float">
            <text:p>5.6077202E+004</text:p>
          </table:table-cell>
          <table:table-cell office:value-type="float" office:value="10035.005" calcext:value-type="float">
            <text:p>1.0035005E+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008.347" calcext:value-type="float">
            <text:p>5.3008347E+004</text:p>
          </table:table-cell>
          <table:table-cell office:value-type="float" office:value="9485.092" calcext:value-type="float">
            <text:p>9.4850920E+0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9474.253" calcext:value-type="float">
            <text:p>4.9474253E+004</text:p>
          </table:table-cell>
          <table:table-cell office:value-type="float" office:value="8839.6246" calcext:value-type="float">
            <text:p>8.8396246E+0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082.448" calcext:value-type="float">
            <text:p>4.6082448E+004</text:p>
          </table:table-cell>
          <table:table-cell office:value-type="float" office:value="8216.0311" calcext:value-type="float">
            <text:p>8.2160311E+0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479.859" calcext:value-type="float">
            <text:p>4.4479859E+004</text:p>
          </table:table-cell>
          <table:table-cell office:value-type="float" office:value="7899.0291" calcext:value-type="float">
            <text:p>7.8990291E+0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508.616" calcext:value-type="float">
            <text:p>4.0508616E+004</text:p>
          </table:table-cell>
          <table:table-cell office:value-type="float" office:value="7240.0197" calcext:value-type="float">
            <text:p>7.2400197E+0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087.148" calcext:value-type="float">
            <text:p>4.0087148E+004</text:p>
          </table:table-cell>
          <table:table-cell office:value-type="float" office:value="7135.9962" calcext:value-type="float">
            <text:p>7.1359962E+0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638.873" calcext:value-type="float">
            <text:p>3.9638873E+004</text:p>
          </table:table-cell>
          <table:table-cell office:value-type="float" office:value="7090.3124" calcext:value-type="float">
            <text:p>7.0903124E+0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028.323" calcext:value-type="float">
            <text:p>3.9028323E+004</text:p>
          </table:table-cell>
          <table:table-cell office:value-type="float" office:value="6962.2346" calcext:value-type="float">
            <text:p>6.9622346E+0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9174.259" calcext:value-type="float">
            <text:p>3.9174259E+004</text:p>
          </table:table-cell>
          <table:table-cell office:value-type="float" office:value="7006.2448" calcext:value-type="float">
            <text:p>7.0062448E+00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565.65" calcext:value-type="float">
            <text:p>3.8565650E+004</text:p>
          </table:table-cell>
          <table:table-cell office:value-type="float" office:value="6869.0688" calcext:value-type="float">
            <text:p>6.8690688E+0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544.717" calcext:value-type="float">
            <text:p>3.8544717E+004</text:p>
          </table:table-cell>
          <table:table-cell office:value-type="float" office:value="6862.6367" calcext:value-type="float">
            <text:p>6.8626367E+0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384.905" calcext:value-type="float">
            <text:p>3.9384905E+004</text:p>
          </table:table-cell>
          <table:table-cell office:value-type="float" office:value="7014.0047" calcext:value-type="float">
            <text:p>7.0140047E+0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143.39" calcext:value-type="float">
            <text:p>3.8143390E+004</text:p>
          </table:table-cell>
          <table:table-cell office:value-type="float" office:value="6813.3554" calcext:value-type="float">
            <text:p>6.8133554E+0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422.781" calcext:value-type="float">
            <text:p>3.7422781E+004</text:p>
          </table:table-cell>
          <table:table-cell office:value-type="float" office:value="6684.1911" calcext:value-type="float">
            <text:p>6.6841911E+0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8022.925" calcext:value-type="float">
            <text:p>3.8022925E+004</text:p>
          </table:table-cell>
          <table:table-cell office:value-type="float" office:value="6768.8689" calcext:value-type="float">
            <text:p>6.7688689E+0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7001.632" calcext:value-type="float">
            <text:p>3.7001632E+004</text:p>
          </table:table-cell>
          <table:table-cell office:value-type="float" office:value="6593.9154" calcext:value-type="float">
            <text:p>6.5939154E+0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479.335" calcext:value-type="float">
            <text:p>3.6479335E+004</text:p>
          </table:table-cell>
          <table:table-cell office:value-type="float" office:value="6502.3137" calcext:value-type="float">
            <text:p>6.5023137E+0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931.874" calcext:value-type="float">
            <text:p>3.4931874E+004</text:p>
          </table:table-cell>
          <table:table-cell office:value-type="float" office:value="6228.8044" calcext:value-type="float">
            <text:p>6.2288044E+0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944.014" calcext:value-type="float">
            <text:p>3.3944014E+004</text:p>
          </table:table-cell>
          <table:table-cell office:value-type="float" office:value="6044.5776" calcext:value-type="float">
            <text:p>6.0445776E+0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545.935" calcext:value-type="float">
            <text:p>3.2545935E+004</text:p>
          </table:table-cell>
          <table:table-cell office:value-type="float" office:value="5812.2952" calcext:value-type="float">
            <text:p>5.8122952E+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080.717" calcext:value-type="float">
            <text:p>3.1080717E+004</text:p>
          </table:table-cell>
          <table:table-cell office:value-type="float" office:value="5542.9661" calcext:value-type="float">
            <text:p>5.5429661E+003</text:p>
          </table:table-cell>
        </table:table-row>
      </table:table>
      <table:table table:name="Average Distance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T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423497879" calcext:value-type="float">
            <text:p>0.0442349788</text:p>
          </table:table-cell>
          <table:table-cell office:value-type="float" office:value="0.04470178883" calcext:value-type="float">
            <text:p>0.0447017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416197104" calcext:value-type="float">
            <text:p>0.034161971</text:p>
          </table:table-cell>
          <table:table-cell office:value-type="float" office:value="0.03464249343" calcext:value-type="float">
            <text:p>0.0346424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82439925" calcext:value-type="float">
            <text:p>0.0278243993</text:p>
          </table:table-cell>
          <table:table-cell office:value-type="float" office:value="0.02828407221" calcext:value-type="float">
            <text:p>0.02828407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93396851" calcext:value-type="float">
            <text:p>0.0239339685</text:p>
          </table:table-cell>
          <table:table-cell office:value-type="float" office:value="0.02428145377" calcext:value-type="float">
            <text:p>0.02428145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97723176" calcext:value-type="float">
            <text:p>0.0189772318</text:p>
          </table:table-cell>
          <table:table-cell office:value-type="float" office:value="0.01918942896" calcext:value-type="float">
            <text:p>0.0191894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699745731" calcext:value-type="float">
            <text:p>0.0169974573</text:p>
          </table:table-cell>
          <table:table-cell office:value-type="float" office:value="0.01722569101" calcext:value-type="float">
            <text:p>0.0172256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07121149" calcext:value-type="float">
            <text:p>0.0150712115</text:p>
          </table:table-cell>
          <table:table-cell office:value-type="float" office:value="0.01527871344" calcext:value-type="float">
            <text:p>0.0152787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369880897" calcext:value-type="float">
            <text:p>0.013698809</text:p>
          </table:table-cell>
          <table:table-cell office:value-type="float" office:value="0.01385678634" calcext:value-type="float">
            <text:p>0.01385678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41927106" calcext:value-type="float">
            <text:p>0.0141927106</text:p>
          </table:table-cell>
          <table:table-cell office:value-type="float" office:value="0.01434757482" calcext:value-type="float">
            <text:p>0.01434757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346589282" calcext:value-type="float">
            <text:p>0.0134658928</text:p>
          </table:table-cell>
          <table:table-cell office:value-type="float" office:value="0.01367086829" calcext:value-type="float">
            <text:p>0.01367086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72896461" calcext:value-type="float">
            <text:p>0.0127289646</text:p>
          </table:table-cell>
          <table:table-cell office:value-type="float" office:value="0.0129217117" calcext:value-type="float">
            <text:p>0.01292171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188031791" calcext:value-type="float">
            <text:p>0.0118803179</text:p>
          </table:table-cell>
          <table:table-cell office:value-type="float" office:value="0.01204237975" calcext:value-type="float">
            <text:p>0.01204237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106583911" calcext:value-type="float">
            <text:p>0.0110658391</text:p>
          </table:table-cell>
          <table:table-cell office:value-type="float" office:value="0.01119284719" calcext:value-type="float">
            <text:p>0.01119284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068100744" calcext:value-type="float">
            <text:p>0.0106810074</text:p>
          </table:table-cell>
          <table:table-cell office:value-type="float" office:value="0.01076098964" calcext:value-type="float">
            <text:p>0.01076098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972738762" calcext:value-type="float">
            <text:p>0.0097273876</text:p>
          </table:table-cell>
          <table:table-cell office:value-type="float" office:value="0.00986320928" calcext:value-type="float">
            <text:p>0.00986320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962618" calcext:value-type="float">
            <text:p>0.00962618</text:p>
          </table:table-cell>
          <table:table-cell office:value-type="float" office:value="0.00972149621" calcext:value-type="float">
            <text:p>0.00972149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951853508" calcext:value-type="float">
            <text:p>0.0095185351</text:p>
          </table:table-cell>
          <table:table-cell office:value-type="float" office:value="0.00965926031" calcext:value-type="float">
            <text:p>0.00965926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937192291" calcext:value-type="float">
            <text:p>0.0093719229</text:p>
          </table:table-cell>
          <table:table-cell office:value-type="float" office:value="0.00948477753" calcext:value-type="float">
            <text:p>0.00948477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94069667" calcext:value-type="float">
            <text:p>0.0094069667</text:p>
          </table:table-cell>
          <table:table-cell office:value-type="float" office:value="0.00954473351" calcext:value-type="float">
            <text:p>0.00954473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926082047" calcext:value-type="float">
            <text:p>0.0092608205</text:p>
          </table:table-cell>
          <table:table-cell office:value-type="float" office:value="0.00935785621" calcext:value-type="float">
            <text:p>0.0093578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925579394" calcext:value-type="float">
            <text:p>0.0092557939</text:p>
          </table:table-cell>
          <table:table-cell office:value-type="float" office:value="0.00934909359" calcext:value-type="float">
            <text:p>0.00934909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945754946" calcext:value-type="float">
            <text:p>0.0094575495</text:p>
          </table:table-cell>
          <table:table-cell office:value-type="float" office:value="0.00955530487" calcext:value-type="float">
            <text:p>0.00955530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915942272" calcext:value-type="float">
            <text:p>0.0091594227</text:p>
          </table:table-cell>
          <table:table-cell office:value-type="float" office:value="0.00928195677" calcext:value-type="float">
            <text:p>0.00928195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898638194" calcext:value-type="float">
            <text:p>0.0089863819</text:p>
          </table:table-cell>
          <table:table-cell office:value-type="float" office:value="0.00910599398" calcext:value-type="float">
            <text:p>0.0091059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913049532" calcext:value-type="float">
            <text:p>0.0091304953</text:p>
          </table:table-cell>
          <table:table-cell office:value-type="float" office:value="0.00922135205" calcext:value-type="float">
            <text:p>0.00922135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888525077" calcext:value-type="float">
            <text:p>0.0088852508</text:p>
          </table:table-cell>
          <table:table-cell office:value-type="float" office:value="0.00898300974" calcext:value-type="float">
            <text:p>0.00898300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875983102" calcext:value-type="float">
            <text:p>0.008759831</text:p>
          </table:table-cell>
          <table:table-cell office:value-type="float" office:value="0.00885821909" calcext:value-type="float">
            <text:p>0.00885821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838823712" calcext:value-type="float">
            <text:p>0.0083882371</text:p>
          </table:table-cell>
          <table:table-cell office:value-type="float" office:value="0.00848561237" calcext:value-type="float">
            <text:p>0.00848561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81510209" calcext:value-type="float">
            <text:p>0.0081510209</text:p>
          </table:table-cell>
          <table:table-cell office:value-type="float" office:value="0.00823463692" calcext:value-type="float">
            <text:p>0.00823463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781529838" calcext:value-type="float">
            <text:p>0.0078152984</text:p>
          </table:table-cell>
          <table:table-cell office:value-type="float" office:value="0.00791819437" calcext:value-type="float">
            <text:p>0.00791819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46345376" calcext:value-type="float">
            <text:p>0.0074634538</text:p>
          </table:table-cell>
          <table:table-cell office:value-type="float" office:value="0.0075512825" calcext:value-type="float">
            <text:p>0.0075512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5" number:min-integer-digits="1" number:min-exponent-digits="3"/>
    </number:number-style>
    <number:number-style style:name="N121">
      <number:scientific-number number:decimal-places="7" number:min-integer-digits="1" number:min-exponent-digits="3"/>
    </number:number-style>
    <number:number-style style:name="N122">
      <number:scientific-number number:decimal-places="1" number:min-integer-digits="1" number:min-exponent-digits="2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6:49:16.106917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0:45:34.022674940</meta:creation-date>
    <dc:date>2016-01-03T17:45:34.308149314</dc:date>
    <meta:editing-duration>PT4H7M30S</meta:editing-duration>
    <meta:editing-cycles>5</meta:editing-cycles>
    <meta:generator>LibreOffice/4.2.8.2$Linux_X86_64 LibreOffice_project/420m0$Build-2</meta:generator>
    <meta:document-statistic meta:table-count="5" meta:cell-count="38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display-label="true" chart:logarithmic="false" chart:minimum="0.0065" chart:maximum="0.018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1cm" svg:height="13.15cm" xlink:href=".." xlink:type="simple" chart:class="chart:line" chart:style-name="ch1">
        <chart:legend svg:x="19.019cm" svg:y="0.734cm" style:legend-expansion="custom" chartooo:width="3.171cm" chartooo:height="0.836cm" style:legend-expansion-aspect-ratio="3.79306220095694" chart:style-name="ch2"/>
        <chart:plot-area chart:style-name="ch3" table:cell-range-address="Entropy.A1:Entropy.C32" chart:data-source-has-labels="both" svg:x="-0.638cm" svg:y="0.261cm" svg:width="23.771cm" svg:height="12.234cm">
          <chartooo:coordinate-region svg:x="1.756cm" svg:y="0.46cm" svg:width="21.097cm" svg:height="11.389cm"/>
          <chart:axis chart:dimension="x" chart:name="primary-x" chart:style-name="ch4" chartooo:axis-type="auto">
            <chartooo:date-scale/>
            <chart:title svg:x="11.084cm" svg:y="12.59cm" chart:style-name="ch5">
              <text:p>K</text:p>
            </chart:title>
            <chart:categories table:cell-range-address="Entropy.A2:Entropy.A32"/>
            <chart:grid chart:style-name="ch6" chart:class="major"/>
          </chart:axis>
          <chart:axis chart:dimension="y" chart:name="primary-y" chart:style-name="ch7">
            <chart:title svg:x="0cm" svg:y="6.991cm" chart:style-name="ch8">
              <text:p>Entropy</text:p>
            </chart:title>
            <chart:grid chart:style-name="ch6" chart:class="major"/>
          </chart:axis>
          <chart:series chart:style-name="ch9" chart:values-cell-range-address="Entropy.B2:Entropy.B32" chart:label-cell-address="Entropy.B1:Entropy.B1" chart:class="chart:line">
            <chart:data-point chart:repeated="31"/>
          </chart:series>
          <chart:series chart:style-name="ch10" chart:values-cell-range-address="Entropy.C2:Entropy.C32" chart:label-cell-address="Entropy.C1:Entropy.C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Entropy.B1:Entropy.B1</svg:desc>
                </draw:g>
              </table:table-cell>
              <table:table-cell office:value-type="string">
                <text:p>Test</text:p>
                <draw:g>
                  <svg:desc>Entropy.C1:Entropy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Entropy.A2:Entropy.A32</svg:desc>
                </draw:g>
              </table:table-cell>
              <table:table-cell office:value-type="float" office:value="0.01845533574">
                <text:p>0.01845533574</text:p>
                <draw:g>
                  <svg:desc>Entropy.B2:Entropy.B32</svg:desc>
                </draw:g>
              </table:table-cell>
              <table:table-cell office:value-type="float" office:value="0.01858538509">
                <text:p>0.01858538509</text:p>
                <draw:g>
                  <svg:desc>Entropy.C2:Entropy.C3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562839293">
                <text:p>0.01562839293</text:p>
              </table:table-cell>
              <table:table-cell office:value-type="float" office:value="0.01563292921">
                <text:p>0.015632929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29468275">
                <text:p>0.0129468275</text:p>
              </table:table-cell>
              <table:table-cell office:value-type="float" office:value="0.01273323589">
                <text:p>0.012733235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90656616">
                <text:p>0.01290656616</text:p>
              </table:table-cell>
              <table:table-cell office:value-type="float" office:value="0.01283463884">
                <text:p>0.0128346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117571826">
                <text:p>0.01117571826</text:p>
              </table:table-cell>
              <table:table-cell office:value-type="float" office:value="0.0111652456">
                <text:p>0.01116524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991860114">
                <text:p>0.00991860114</text:p>
              </table:table-cell>
              <table:table-cell office:value-type="float" office:value="0.00983237494">
                <text:p>0.00983237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998974536">
                <text:p>0.00998974536</text:p>
              </table:table-cell>
              <table:table-cell office:value-type="float" office:value="0.00992445124">
                <text:p>0.009924451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89051714">
                <text:p>0.0089051714</text:p>
              </table:table-cell>
              <table:table-cell office:value-type="float" office:value="0.00881532728">
                <text:p>0.008815327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0838412043">
                <text:p>0.00838412043</text:p>
              </table:table-cell>
              <table:table-cell office:value-type="float" office:value="0.00819118651">
                <text:p>0.0081911865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0935524256">
                <text:p>0.00935524256</text:p>
              </table:table-cell>
              <table:table-cell office:value-type="float" office:value="0.00930123973">
                <text:p>0.009301239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902197895">
                <text:p>0.00902197895</text:p>
              </table:table-cell>
              <table:table-cell office:value-type="float" office:value="0.00890403517">
                <text:p>0.00890403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855493561">
                <text:p>0.00855493561</text:p>
              </table:table-cell>
              <table:table-cell office:value-type="float" office:value="0.00835345858">
                <text:p>0.008353458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818935498">
                <text:p>0.00818935498</text:p>
              </table:table-cell>
              <table:table-cell office:value-type="float" office:value="0.00806210663">
                <text:p>0.0080621066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869692616">
                <text:p>0.00869692616</text:p>
              </table:table-cell>
              <table:table-cell office:value-type="float" office:value="0.00856235431">
                <text:p>0.008562354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754799982">
                <text:p>0.00754799982</text:p>
              </table:table-cell>
              <table:table-cell office:value-type="float" office:value="0.00750855589">
                <text:p>0.0075085558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0772593573">
                <text:p>0.00772593573</text:p>
              </table:table-cell>
              <table:table-cell office:value-type="float" office:value="0.00758235286">
                <text:p>0.0075823528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0762532894">
                <text:p>0.00762532894</text:p>
              </table:table-cell>
              <table:table-cell office:value-type="float" office:value="0.00759388644">
                <text:p>0.0075938864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0727614833">
                <text:p>0.00727614833</text:p>
              </table:table-cell>
              <table:table-cell office:value-type="float" office:value="0.00707790118">
                <text:p>0.007077901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0752310605">
                <text:p>0.00752310605</text:p>
              </table:table-cell>
              <table:table-cell office:value-type="float" office:value="0.00736601322">
                <text:p>0.0073660132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709535388">
                <text:p>0.00709535388</text:p>
              </table:table-cell>
              <table:table-cell office:value-type="float" office:value="0.0069921471">
                <text:p>0.00699214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92175195">
                <text:p>0.00692175195</text:p>
              </table:table-cell>
              <table:table-cell office:value-type="float" office:value="0.00675081237">
                <text:p>0.0067508123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0730728017">
                <text:p>0.00730728017</text:p>
              </table:table-cell>
              <table:table-cell office:value-type="float" office:value="0.00715194285">
                <text:p>0.0071519428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0733215053">
                <text:p>0.00733215053</text:p>
              </table:table-cell>
              <table:table-cell office:value-type="float" office:value="0.00720683603">
                <text:p>0.0072068360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0754973098">
                <text:p>0.00754973098</text:p>
              </table:table-cell>
              <table:table-cell office:value-type="float" office:value="0.00741733037">
                <text:p>0.0074173303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762948156">
                <text:p>0.00762948156</text:p>
              </table:table-cell>
              <table:table-cell office:value-type="float" office:value="0.00754889982">
                <text:p>0.0075488998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07300623">
                <text:p>0.007300623</text:p>
              </table:table-cell>
              <table:table-cell office:value-type="float" office:value="0.00721185537">
                <text:p>0.007211855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749776776">
                <text:p>0.00749776776</text:p>
              </table:table-cell>
              <table:table-cell office:value-type="float" office:value="0.00736951541">
                <text:p>0.007369515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673365463">
                <text:p>0.00673365463</text:p>
              </table:table-cell>
              <table:table-cell office:value-type="float" office:value="0.00662947844">
                <text:p>0.006629478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670406992">
                <text:p>0.00670406992</text:p>
              </table:table-cell>
              <table:table-cell office:value-type="float" office:value="0.00660234119">
                <text:p>0.006602341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67232456">
                <text:p>0.0067232456</text:p>
              </table:table-cell>
              <table:table-cell office:value-type="float" office:value="0.00659561224">
                <text:p>0.006595612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676978627">
                <text:p>0.00676978627</text:p>
              </table:table-cell>
              <table:table-cell office:value-type="float" office:value="0.00663151534">
                <text:p>0.00663151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display-label="true" chart:logarithmic="false" chart:minimum="0.00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cm" svg:height="12.245cm" xlink:href=".." xlink:type="simple" chart:class="chart:line" chart:style-name="ch1">
        <chart:legend svg:x="16.989cm" svg:y="0.669cm" style:legend-expansion="custom" chartooo:width="2.725cm" chartooo:height="1.115cm" style:legend-expansion-aspect-ratio="2.44394618834081" chart:style-name="ch2"/>
        <chart:plot-area chart:style-name="ch3" table:cell-range-address="Entropy.A1:Entropy.C32" chart:data-source-has-labels="both" svg:x="0.765cm" svg:y="0.227cm" svg:width="19.629cm" svg:height="11.449cm">
          <chartooo:coordinate-region svg:x="1.863cm" svg:y="0.426cm" svg:width="18.251cm" svg:height="10.603cm"/>
          <chart:axis chart:dimension="x" chart:name="primary-x" chart:style-name="ch4" chartooo:axis-type="auto">
            <chartooo:date-scale/>
            <chart:title svg:x="10.416cm" svg:y="11.685cm" chart:style-name="ch5">
              <text:p>K</text:p>
            </chart:title>
            <chart:categories table:cell-range-address="Entropy.A2:Entropy.A32"/>
            <chart:grid chart:style-name="ch6" chart:class="major"/>
          </chart:axis>
          <chart:axis chart:dimension="y" chart:name="primary-y" chart:style-name="ch7">
            <chart:title svg:x="0cm" svg:y="6.564cm" chart:style-name="ch8">
              <text:p>Entropy</text:p>
            </chart:title>
            <chart:grid chart:style-name="ch6" chart:class="major"/>
          </chart:axis>
          <chart:series chart:style-name="ch9" chart:values-cell-range-address="Entropy.B2:Entropy.B32" chart:label-cell-address="Entropy.B1:Entropy.B1" chart:class="chart:line">
            <chart:data-point chart:repeated="31"/>
          </chart:series>
          <chart:series chart:style-name="ch10" chart:values-cell-range-address="Entropy.C2:Entropy.C32" chart:label-cell-address="Entropy.C1:Entropy.C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Entropy.B1:Entropy.B1</svg:desc>
                </draw:g>
              </table:table-cell>
              <table:table-cell office:value-type="string">
                <text:p>Test</text:p>
                <draw:g>
                  <svg:desc>Entropy.C1:Entropy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Entropy.A2:Entropy.A32</svg:desc>
                </draw:g>
              </table:table-cell>
              <table:table-cell office:value-type="float" office:value="0.01845533574">
                <text:p>0.01845533574</text:p>
                <draw:g>
                  <svg:desc>Entropy.B2:Entropy.B32</svg:desc>
                </draw:g>
              </table:table-cell>
              <table:table-cell office:value-type="float" office:value="0.01858538509">
                <text:p>0.01858538509</text:p>
                <draw:g>
                  <svg:desc>Entropy.C2:Entropy.C3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562839293">
                <text:p>0.01562839293</text:p>
              </table:table-cell>
              <table:table-cell office:value-type="float" office:value="0.01563292921">
                <text:p>0.015632929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29468275">
                <text:p>0.0129468275</text:p>
              </table:table-cell>
              <table:table-cell office:value-type="float" office:value="0.01273323589">
                <text:p>0.012733235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90656616">
                <text:p>0.01290656616</text:p>
              </table:table-cell>
              <table:table-cell office:value-type="float" office:value="0.01283463884">
                <text:p>0.0128346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117571826">
                <text:p>0.01117571826</text:p>
              </table:table-cell>
              <table:table-cell office:value-type="float" office:value="0.0111652456">
                <text:p>0.01116524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991860114">
                <text:p>0.00991860114</text:p>
              </table:table-cell>
              <table:table-cell office:value-type="float" office:value="0.00983237494">
                <text:p>0.00983237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998974536">
                <text:p>0.00998974536</text:p>
              </table:table-cell>
              <table:table-cell office:value-type="float" office:value="0.00992445124">
                <text:p>0.009924451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89051714">
                <text:p>0.0089051714</text:p>
              </table:table-cell>
              <table:table-cell office:value-type="float" office:value="0.00881532728">
                <text:p>0.008815327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0838412043">
                <text:p>0.00838412043</text:p>
              </table:table-cell>
              <table:table-cell office:value-type="float" office:value="0.00819118651">
                <text:p>0.0081911865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0935524256">
                <text:p>0.00935524256</text:p>
              </table:table-cell>
              <table:table-cell office:value-type="float" office:value="0.00930123973">
                <text:p>0.009301239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902197895">
                <text:p>0.00902197895</text:p>
              </table:table-cell>
              <table:table-cell office:value-type="float" office:value="0.00890403517">
                <text:p>0.00890403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855493561">
                <text:p>0.00855493561</text:p>
              </table:table-cell>
              <table:table-cell office:value-type="float" office:value="0.00835345858">
                <text:p>0.008353458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818935498">
                <text:p>0.00818935498</text:p>
              </table:table-cell>
              <table:table-cell office:value-type="float" office:value="0.00806210663">
                <text:p>0.0080621066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869692616">
                <text:p>0.00869692616</text:p>
              </table:table-cell>
              <table:table-cell office:value-type="float" office:value="0.00856235431">
                <text:p>0.008562354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754799982">
                <text:p>0.00754799982</text:p>
              </table:table-cell>
              <table:table-cell office:value-type="float" office:value="0.00750855589">
                <text:p>0.0075085558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0772593573">
                <text:p>0.00772593573</text:p>
              </table:table-cell>
              <table:table-cell office:value-type="float" office:value="0.00758235286">
                <text:p>0.0075823528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0762532894">
                <text:p>0.00762532894</text:p>
              </table:table-cell>
              <table:table-cell office:value-type="float" office:value="0.00759388644">
                <text:p>0.0075938864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0727614833">
                <text:p>0.00727614833</text:p>
              </table:table-cell>
              <table:table-cell office:value-type="float" office:value="0.00707790118">
                <text:p>0.007077901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0752310605">
                <text:p>0.00752310605</text:p>
              </table:table-cell>
              <table:table-cell office:value-type="float" office:value="0.00736601322">
                <text:p>0.0073660132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709535388">
                <text:p>0.00709535388</text:p>
              </table:table-cell>
              <table:table-cell office:value-type="float" office:value="0.0069921471">
                <text:p>0.00699214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92175195">
                <text:p>0.00692175195</text:p>
              </table:table-cell>
              <table:table-cell office:value-type="float" office:value="0.00675081237">
                <text:p>0.0067508123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0730728017">
                <text:p>0.00730728017</text:p>
              </table:table-cell>
              <table:table-cell office:value-type="float" office:value="0.00715194285">
                <text:p>0.0071519428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0733215053">
                <text:p>0.00733215053</text:p>
              </table:table-cell>
              <table:table-cell office:value-type="float" office:value="0.00720683603">
                <text:p>0.0072068360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0754973098">
                <text:p>0.00754973098</text:p>
              </table:table-cell>
              <table:table-cell office:value-type="float" office:value="0.00741733037">
                <text:p>0.0074173303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762948156">
                <text:p>0.00762948156</text:p>
              </table:table-cell>
              <table:table-cell office:value-type="float" office:value="0.00754889982">
                <text:p>0.0075488998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07300623">
                <text:p>0.007300623</text:p>
              </table:table-cell>
              <table:table-cell office:value-type="float" office:value="0.00721185537">
                <text:p>0.007211855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749776776">
                <text:p>0.00749776776</text:p>
              </table:table-cell>
              <table:table-cell office:value-type="float" office:value="0.00736951541">
                <text:p>0.007369515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673365463">
                <text:p>0.00673365463</text:p>
              </table:table-cell>
              <table:table-cell office:value-type="float" office:value="0.00662947844">
                <text:p>0.006629478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670406992">
                <text:p>0.00670406992</text:p>
              </table:table-cell>
              <table:table-cell office:value-type="float" office:value="0.00660234119">
                <text:p>0.006602341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67232456">
                <text:p>0.0067232456</text:p>
              </table:table-cell>
              <table:table-cell office:value-type="float" office:value="0.00659561224">
                <text:p>0.006595612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676978627">
                <text:p>0.00676978627</text:p>
              </table:table-cell>
              <table:table-cell office:value-type="float" office:value="0.00663151534">
                <text:p>0.00663151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display-label="true" chart:logarithmic="false" chart:minimum="0.995" chart:maximum="0.998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cm" svg:height="12.591cm" xlink:href=".." xlink:type="simple" chart:class="chart:line" chart:style-name="ch1">
        <chart:legend svg:x="16.907cm" svg:y="10.117cm" style:legend-expansion="custom" chartooo:width="2.725cm" chartooo:height="1.146cm" style:legend-expansion-aspect-ratio="2.37783595113438" chart:style-name="ch2"/>
        <chart:plot-area chart:style-name="ch3" table:cell-range-address="Purity.A1:Purity.C32" chart:data-source-has-labels="both" svg:x="0.58cm" svg:y="0.239cm" svg:width="19.814cm" svg:height="11.748cm">
          <chartooo:coordinate-region svg:x="1.863cm" svg:y="0.438cm" svg:width="18.251cm" svg:height="10.902cm"/>
          <chart:axis chart:dimension="x" chart:name="primary-x" chart:style-name="ch4" chartooo:axis-type="auto">
            <chartooo:date-scale/>
            <chart:title svg:x="10.324cm" svg:y="12.031cm" chart:style-name="ch5">
              <text:p>K</text:p>
            </chart:title>
            <chart:categories table:cell-range-address="Purity.A2:Purity.A32"/>
            <chart:grid chart:style-name="ch6" chart:class="major"/>
          </chart:axis>
          <chart:axis chart:dimension="y" chart:name="primary-y" chart:style-name="ch7">
            <chart:title svg:x="0cm" svg:y="6.58cm" chart:style-name="ch8">
              <text:p>Purity</text:p>
            </chart:title>
            <chart:grid chart:style-name="ch6" chart:class="major"/>
          </chart:axis>
          <chart:series chart:style-name="ch9" chart:values-cell-range-address="Purity.B2:Purity.B32" chart:label-cell-address="Purity.B1:Purity.B1" chart:class="chart:line">
            <chart:data-point chart:repeated="31"/>
          </chart:series>
          <chart:series chart:style-name="ch10" chart:values-cell-range-address="Purity.C2:Purity.C32" chart:label-cell-address="Purity.C1:Purity.C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Purity.B1:Purity.B1</svg:desc>
                </draw:g>
              </table:table-cell>
              <table:table-cell office:value-type="string">
                <text:p>Test</text:p>
                <draw:g>
                  <svg:desc>Purity.C1:Purity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Purity.A2:Purity.A32</svg:desc>
                </draw:g>
              </table:table-cell>
              <table:table-cell office:value-type="float" office:value="0.99502519938">
                <text:p>0.99502519938</text:p>
                <draw:g>
                  <svg:desc>Purity.B2:Purity.B32</svg:desc>
                </draw:g>
              </table:table-cell>
              <table:table-cell office:value-type="float" office:value="0.99502519938">
                <text:p>0.99502519938</text:p>
                <draw:g>
                  <svg:desc>Purity.C2:Purity.C3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18503367">
                <text:p>0.99618503367</text:p>
              </table:table-cell>
              <table:table-cell office:value-type="float" office:value="0.99618503367">
                <text:p>0.996185033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656492142">
                <text:p>0.99656492142</text:p>
              </table:table-cell>
              <table:table-cell office:value-type="float" office:value="0.99656492142">
                <text:p>0.996564921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60550362">
                <text:p>0.99660550362</text:p>
              </table:table-cell>
              <table:table-cell office:value-type="float" office:value="0.99660550362">
                <text:p>0.996605503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737104228">
                <text:p>0.99737104228</text:p>
              </table:table-cell>
              <table:table-cell office:value-type="float" office:value="0.99737104228">
                <text:p>0.997371042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769113733">
                <text:p>0.99769113733</text:p>
              </table:table-cell>
              <table:table-cell office:value-type="float" office:value="0.99769113733">
                <text:p>0.997691137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753769341">
                <text:p>0.99753769341</text:p>
              </table:table-cell>
              <table:table-cell office:value-type="float" office:value="0.9974960595">
                <text:p>0.99749605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78534661">
                <text:p>0.9978534661</text:p>
              </table:table-cell>
              <table:table-cell office:value-type="float" office:value="0.99781347959">
                <text:p>0.997813479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99790485421">
                <text:p>0.99790485421</text:p>
              </table:table-cell>
              <table:table-cell office:value-type="float" office:value="0.99788295781">
                <text:p>0.9978829578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99770146298">
                <text:p>0.99770146298</text:p>
              </table:table-cell>
              <table:table-cell office:value-type="float" office:value="0.99767861011">
                <text:p>0.997678610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76664038">
                <text:p>0.9976664038</text:p>
              </table:table-cell>
              <table:table-cell office:value-type="float" office:value="0.9976322913">
                <text:p>0.99763229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781864706">
                <text:p>0.99781864706</text:p>
              </table:table-cell>
              <table:table-cell office:value-type="float" office:value="0.99782574045">
                <text:p>0.997825740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802107777">
                <text:p>0.99802107777</text:p>
              </table:table-cell>
              <table:table-cell office:value-type="float" office:value="0.99803008816">
                <text:p>0.998030088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793246931">
                <text:p>0.99793246931</text:p>
              </table:table-cell>
              <table:table-cell office:value-type="float" office:value="0.99796605921">
                <text:p>0.997966059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9822494926">
                <text:p>0.99822494926</text:p>
              </table:table-cell>
              <table:table-cell office:value-type="float" office:value="0.99823579818">
                <text:p>0.998235798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99809119611">
                <text:p>0.99809119611</text:p>
              </table:table-cell>
              <table:table-cell office:value-type="float" office:value="0.99811591419">
                <text:p>0.9981159141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99819133088">
                <text:p>0.99819133088</text:p>
              </table:table-cell>
              <table:table-cell office:value-type="float" office:value="0.99817994314">
                <text:p>0.998179943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99817956444">
                <text:p>0.99817956444</text:p>
              </table:table-cell>
              <table:table-cell office:value-type="float" office:value="0.99821263877">
                <text:p>0.9982126387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99813129804">
                <text:p>0.99813129804</text:p>
              </table:table-cell>
              <table:table-cell office:value-type="float" office:value="0.99816495764">
                <text:p>0.9981649576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99822927162">
                <text:p>0.99822927162</text:p>
              </table:table-cell>
              <table:table-cell office:value-type="float" office:value="0.99824669672">
                <text:p>0.998246696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834189321">
                <text:p>0.99834189321</text:p>
              </table:table-cell>
              <table:table-cell office:value-type="float" office:value="0.9983584068">
                <text:p>0.998358406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99814642632">
                <text:p>0.99814642632</text:p>
              </table:table-cell>
              <table:table-cell office:value-type="float" office:value="0.99817449386">
                <text:p>0.9981744938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99800835081">
                <text:p>0.99800835081</text:p>
              </table:table-cell>
              <table:table-cell office:value-type="float" office:value="0.99798921862">
                <text:p>0.9979892186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99821174204">
                <text:p>0.99821174204</text:p>
              </table:table-cell>
              <table:table-cell office:value-type="float" office:value="0.99822353731">
                <text:p>0.9982235373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99816707761">
                <text:p>0.99816707761</text:p>
              </table:table-cell>
              <table:table-cell office:value-type="float" office:value="0.99817585618">
                <text:p>0.9981758561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998120252">
                <text:p>0.998120252</text:p>
              </table:table-cell>
              <table:table-cell office:value-type="float" office:value="0.99814179823">
                <text:p>0.998141798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9822350847">
                <text:p>0.99822350847</text:p>
              </table:table-cell>
              <table:table-cell office:value-type="float" office:value="0.99824805904">
                <text:p>0.998248059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828089986">
                <text:p>0.99828089986</text:p>
              </table:table-cell>
              <table:table-cell office:value-type="float" office:value="0.99829710249">
                <text:p>0.998297102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830323207">
                <text:p>0.99830323207</text:p>
              </table:table-cell>
              <table:table-cell office:value-type="float" office:value="0.9983134503">
                <text:p>0.99831345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9824776174">
                <text:p>0.99824776174</text:p>
              </table:table-cell>
              <table:table-cell office:value-type="float" office:value="0.99824942136">
                <text:p>0.998249421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831980113">
                <text:p>0.99831980113</text:p>
              </table:table-cell>
              <table:table-cell office:value-type="float" office:value="0.9983434213">
                <text:p>0.9983434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display-label="true" chart:logarithmic="false" chart:minimum="0.995" chart:maximum="0.998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cm" svg:height="12.245cm" xlink:href=".." xlink:type="simple" chart:class="chart:line" chart:style-name="ch1">
        <chart:legend svg:x="16.907cm" svg:y="9.839cm" style:legend-expansion="custom" chartooo:width="2.725cm" chartooo:height="1.115cm" style:legend-expansion-aspect-ratio="2.44394618834081" chart:style-name="ch2"/>
        <chart:plot-area chart:style-name="ch3" table:cell-range-address="Purity.A1:Purity.C32" chart:data-source-has-labels="both" svg:x="-0.531cm" svg:y="0.227cm" svg:width="20.925cm" svg:height="11.449cm">
          <chartooo:coordinate-region svg:x="1.863cm" svg:y="0.426cm" svg:width="18.251cm" svg:height="10.603cm"/>
          <chart:axis chart:dimension="x" chart:name="primary-x" chart:style-name="ch4" chartooo:axis-type="auto">
            <chartooo:date-scale/>
            <chart:title svg:x="9.768cm" svg:y="11.685cm" chart:style-name="ch5">
              <text:p>K</text:p>
            </chart:title>
            <chart:categories table:cell-range-address="Purity.A2:Purity.A32"/>
            <chart:grid chart:style-name="ch6" chart:class="major"/>
          </chart:axis>
          <chart:axis chart:dimension="y" chart:name="primary-y" chart:style-name="ch7">
            <chart:title svg:x="0cm" svg:y="6.418cm" chart:style-name="ch8">
              <text:p>Purity</text:p>
            </chart:title>
            <chart:grid chart:style-name="ch6" chart:class="major"/>
          </chart:axis>
          <chart:series chart:style-name="ch9" chart:values-cell-range-address="Purity.B2:Purity.B32" chart:label-cell-address="Purity.B1:Purity.B1" chart:class="chart:line">
            <chart:data-point chart:repeated="31"/>
          </chart:series>
          <chart:series chart:style-name="ch10" chart:values-cell-range-address="Purity.C2:Purity.C32" chart:label-cell-address="Purity.C1:Purity.C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Purity.B1:Purity.B1</svg:desc>
                </draw:g>
              </table:table-cell>
              <table:table-cell office:value-type="string">
                <text:p>Test</text:p>
                <draw:g>
                  <svg:desc>Purity.C1:Purity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Purity.A2:Purity.A32</svg:desc>
                </draw:g>
              </table:table-cell>
              <table:table-cell office:value-type="float" office:value="0.99502519938">
                <text:p>0.99502519938</text:p>
                <draw:g>
                  <svg:desc>Purity.B2:Purity.B32</svg:desc>
                </draw:g>
              </table:table-cell>
              <table:table-cell office:value-type="float" office:value="0.99502519938">
                <text:p>0.99502519938</text:p>
                <draw:g>
                  <svg:desc>Purity.C2:Purity.C3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18503367">
                <text:p>0.99618503367</text:p>
              </table:table-cell>
              <table:table-cell office:value-type="float" office:value="0.99618503367">
                <text:p>0.996185033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656492142">
                <text:p>0.99656492142</text:p>
              </table:table-cell>
              <table:table-cell office:value-type="float" office:value="0.99656492142">
                <text:p>0.996564921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60550362">
                <text:p>0.99660550362</text:p>
              </table:table-cell>
              <table:table-cell office:value-type="float" office:value="0.99660550362">
                <text:p>0.996605503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737104228">
                <text:p>0.99737104228</text:p>
              </table:table-cell>
              <table:table-cell office:value-type="float" office:value="0.99737104228">
                <text:p>0.997371042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769113733">
                <text:p>0.99769113733</text:p>
              </table:table-cell>
              <table:table-cell office:value-type="float" office:value="0.99769113733">
                <text:p>0.997691137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753769341">
                <text:p>0.99753769341</text:p>
              </table:table-cell>
              <table:table-cell office:value-type="float" office:value="0.9974960595">
                <text:p>0.99749605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78534661">
                <text:p>0.9978534661</text:p>
              </table:table-cell>
              <table:table-cell office:value-type="float" office:value="0.99781347959">
                <text:p>0.997813479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99790485421">
                <text:p>0.99790485421</text:p>
              </table:table-cell>
              <table:table-cell office:value-type="float" office:value="0.99788295781">
                <text:p>0.9978829578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99770146298">
                <text:p>0.99770146298</text:p>
              </table:table-cell>
              <table:table-cell office:value-type="float" office:value="0.99767861011">
                <text:p>0.997678610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76664038">
                <text:p>0.9976664038</text:p>
              </table:table-cell>
              <table:table-cell office:value-type="float" office:value="0.9976322913">
                <text:p>0.99763229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781864706">
                <text:p>0.99781864706</text:p>
              </table:table-cell>
              <table:table-cell office:value-type="float" office:value="0.99782574045">
                <text:p>0.997825740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802107777">
                <text:p>0.99802107777</text:p>
              </table:table-cell>
              <table:table-cell office:value-type="float" office:value="0.99803008816">
                <text:p>0.998030088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793246931">
                <text:p>0.99793246931</text:p>
              </table:table-cell>
              <table:table-cell office:value-type="float" office:value="0.99796605921">
                <text:p>0.997966059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9822494926">
                <text:p>0.99822494926</text:p>
              </table:table-cell>
              <table:table-cell office:value-type="float" office:value="0.99823579818">
                <text:p>0.998235798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99809119611">
                <text:p>0.99809119611</text:p>
              </table:table-cell>
              <table:table-cell office:value-type="float" office:value="0.99811591419">
                <text:p>0.9981159141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99819133088">
                <text:p>0.99819133088</text:p>
              </table:table-cell>
              <table:table-cell office:value-type="float" office:value="0.99817994314">
                <text:p>0.998179943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99817956444">
                <text:p>0.99817956444</text:p>
              </table:table-cell>
              <table:table-cell office:value-type="float" office:value="0.99821263877">
                <text:p>0.9982126387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99813129804">
                <text:p>0.99813129804</text:p>
              </table:table-cell>
              <table:table-cell office:value-type="float" office:value="0.99816495764">
                <text:p>0.9981649576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99822927162">
                <text:p>0.99822927162</text:p>
              </table:table-cell>
              <table:table-cell office:value-type="float" office:value="0.99824669672">
                <text:p>0.998246696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834189321">
                <text:p>0.99834189321</text:p>
              </table:table-cell>
              <table:table-cell office:value-type="float" office:value="0.9983584068">
                <text:p>0.998358406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99814642632">
                <text:p>0.99814642632</text:p>
              </table:table-cell>
              <table:table-cell office:value-type="float" office:value="0.99817449386">
                <text:p>0.9981744938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99800835081">
                <text:p>0.99800835081</text:p>
              </table:table-cell>
              <table:table-cell office:value-type="float" office:value="0.99798921862">
                <text:p>0.9979892186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99821174204">
                <text:p>0.99821174204</text:p>
              </table:table-cell>
              <table:table-cell office:value-type="float" office:value="0.99822353731">
                <text:p>0.9982235373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99816707761">
                <text:p>0.99816707761</text:p>
              </table:table-cell>
              <table:table-cell office:value-type="float" office:value="0.99817585618">
                <text:p>0.9981758561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998120252">
                <text:p>0.998120252</text:p>
              </table:table-cell>
              <table:table-cell office:value-type="float" office:value="0.99814179823">
                <text:p>0.998141798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9822350847">
                <text:p>0.99822350847</text:p>
              </table:table-cell>
              <table:table-cell office:value-type="float" office:value="0.99824805904">
                <text:p>0.998248059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828089986">
                <text:p>0.99828089986</text:p>
              </table:table-cell>
              <table:table-cell office:value-type="float" office:value="0.99829710249">
                <text:p>0.998297102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830323207">
                <text:p>0.99830323207</text:p>
              </table:table-cell>
              <table:table-cell office:value-type="float" office:value="0.9983134503">
                <text:p>0.99831345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9824776174">
                <text:p>0.99824776174</text:p>
              </table:table-cell>
              <table:table-cell office:value-type="float" office:value="0.99824942136">
                <text:p>0.998249421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831980113">
                <text:p>0.99831980113</text:p>
              </table:table-cell>
              <table:table-cell office:value-type="float" office:value="0.9983434213">
                <text:p>0.998343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cm" svg:height="12.245cm" xlink:href=".." xlink:type="simple" chart:class="chart:line" chart:style-name="ch1">
        <chart:legend svg:x="17.017cm" svg:y="0.563cm" style:legend-expansion="custom" chartooo:width="2.725cm" chartooo:height="1.115cm" style:legend-expansion-aspect-ratio="2.44394618834081" chart:style-name="ch2"/>
        <chart:plot-area chart:style-name="ch3" table:cell-range-address="WSSSE.A1:WSSSE.C32" chart:data-source-has-labels="both" svg:x="0.654cm" svg:y="0.227cm" svg:width="19.739cm" svg:height="11.448cm">
          <chartooo:coordinate-region svg:x="2.201cm" svg:y="0.426cm" svg:width="17.912cm" svg:height="10.602cm"/>
          <chart:axis chart:dimension="x" chart:name="primary-x" chart:style-name="ch4" chartooo:axis-type="auto">
            <chartooo:date-scale/>
            <chart:title svg:x="10.36cm" svg:y="11.685cm" chart:style-name="ch5">
              <text:p>K</text:p>
            </chart:title>
            <chart:categories table:cell-range-address="WSSSE.A2:WSSSE.A32"/>
            <chart:grid chart:style-name="ch6" chart:class="major"/>
          </chart:axis>
          <chart:axis chart:dimension="y" chart:name="primary-y" chart:style-name="ch7">
            <chart:title svg:x="0cm" svg:y="6.577cm" chart:style-name="ch8">
              <text:p>WSSSE</text:p>
            </chart:title>
            <chart:grid chart:style-name="ch6" chart:class="major"/>
          </chart:axis>
          <chart:series chart:style-name="ch9" chart:values-cell-range-address="WSSSE.B2:WSSSE.B32" chart:label-cell-address="WSSSE.B1:WSSSE.B1" chart:class="chart:line">
            <chart:data-point chart:repeated="31"/>
          </chart:series>
          <chart:series chart:style-name="ch10" chart:values-cell-range-address="WSSSE.C2:WSSSE.C32" chart:label-cell-address="WSSSE.C1:WSSSE.C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WSSSE.B1:WSSSE.B1</svg:desc>
                </draw:g>
              </table:table-cell>
              <table:table-cell office:value-type="string">
                <text:p>Test</text:p>
                <draw:g>
                  <svg:desc>WSSSE.C1:WSSSE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WSSSE.A2:WSSSE.A32</svg:desc>
                </draw:g>
              </table:table-cell>
              <table:table-cell office:value-type="float" office:value="184211.61">
                <text:p>184211.61</text:p>
                <draw:g>
                  <svg:desc>WSSSE.B2:WSSSE.B32</svg:desc>
                </draw:g>
              </table:table-cell>
              <table:table-cell office:value-type="float" office:value="32813.035">
                <text:p>32813.035</text:p>
                <draw:g>
                  <svg:desc>WSSSE.C2:WSSSE.C3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2263.7">
                <text:p>142263.7</text:p>
              </table:table-cell>
              <table:table-cell office:value-type="float" office:value="25429.08">
                <text:p>25429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5871.59">
                <text:p>115871.59</text:p>
              </table:table-cell>
              <table:table-cell office:value-type="float" office:value="20761.725">
                <text:p>20761.7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670.331">
                <text:p>99670.331</text:p>
              </table:table-cell>
              <table:table-cell office:value-type="float" office:value="17823.631">
                <text:p>17823.6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028.556">
                <text:p>79028.556</text:p>
              </table:table-cell>
              <table:table-cell office:value-type="float" office:value="14085.866">
                <text:p>14085.8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784.007">
                <text:p>70784.007</text:p>
              </table:table-cell>
              <table:table-cell office:value-type="float" office:value="12644.398">
                <text:p>12644.3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762.372">
                <text:p>62762.372</text:p>
              </table:table-cell>
              <table:table-cell office:value-type="float" office:value="11215.233">
                <text:p>11215.2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047.156">
                <text:p>57047.156</text:p>
              </table:table-cell>
              <table:table-cell office:value-type="float" office:value="10171.477">
                <text:p>10171.4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9103.954">
                <text:p>59103.954</text:p>
              </table:table-cell>
              <table:table-cell office:value-type="float" office:value="10531.737">
                <text:p>10531.73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6077.202">
                <text:p>56077.202</text:p>
              </table:table-cell>
              <table:table-cell office:value-type="float" office:value="10035.005">
                <text:p>10035.0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008.347">
                <text:p>53008.347</text:p>
              </table:table-cell>
              <table:table-cell office:value-type="float" office:value="9485.092">
                <text:p>9485.0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474.253">
                <text:p>49474.253</text:p>
              </table:table-cell>
              <table:table-cell office:value-type="float" office:value="8839.6246">
                <text:p>8839.62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6082.448">
                <text:p>46082.448</text:p>
              </table:table-cell>
              <table:table-cell office:value-type="float" office:value="8216.0311">
                <text:p>8216.03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4479.859">
                <text:p>44479.859</text:p>
              </table:table-cell>
              <table:table-cell office:value-type="float" office:value="7899.0291">
                <text:p>7899.029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0508.616">
                <text:p>40508.616</text:p>
              </table:table-cell>
              <table:table-cell office:value-type="float" office:value="7240.0197">
                <text:p>7240.019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0087.148">
                <text:p>40087.148</text:p>
              </table:table-cell>
              <table:table-cell office:value-type="float" office:value="7135.9962">
                <text:p>7135.996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9638.873">
                <text:p>39638.873</text:p>
              </table:table-cell>
              <table:table-cell office:value-type="float" office:value="7090.3124">
                <text:p>7090.312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9028.323">
                <text:p>39028.323</text:p>
              </table:table-cell>
              <table:table-cell office:value-type="float" office:value="6962.2346">
                <text:p>6962.234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9174.259">
                <text:p>39174.259</text:p>
              </table:table-cell>
              <table:table-cell office:value-type="float" office:value="7006.2448">
                <text:p>7006.244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8565.65">
                <text:p>38565.65</text:p>
              </table:table-cell>
              <table:table-cell office:value-type="float" office:value="6869.0688">
                <text:p>6869.06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544.717">
                <text:p>38544.717</text:p>
              </table:table-cell>
              <table:table-cell office:value-type="float" office:value="6862.6367">
                <text:p>6862.63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9384.905">
                <text:p>39384.905</text:p>
              </table:table-cell>
              <table:table-cell office:value-type="float" office:value="7014.0047">
                <text:p>7014.004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8143.39">
                <text:p>38143.39</text:p>
              </table:table-cell>
              <table:table-cell office:value-type="float" office:value="6813.3554">
                <text:p>6813.355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7422.781">
                <text:p>37422.781</text:p>
              </table:table-cell>
              <table:table-cell office:value-type="float" office:value="6684.1911">
                <text:p>6684.191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8022.925">
                <text:p>38022.925</text:p>
              </table:table-cell>
              <table:table-cell office:value-type="float" office:value="6768.8689">
                <text:p>6768.868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7001.632">
                <text:p>37001.632</text:p>
              </table:table-cell>
              <table:table-cell office:value-type="float" office:value="6593.9154">
                <text:p>6593.915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6479.335">
                <text:p>36479.335</text:p>
              </table:table-cell>
              <table:table-cell office:value-type="float" office:value="6502.3137">
                <text:p>6502.31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4931.874">
                <text:p>34931.874</text:p>
              </table:table-cell>
              <table:table-cell office:value-type="float" office:value="6228.8044">
                <text:p>6228.80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3944.014">
                <text:p>33944.014</text:p>
              </table:table-cell>
              <table:table-cell office:value-type="float" office:value="6044.5776">
                <text:p>6044.577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2545.935">
                <text:p>32545.935</text:p>
              </table:table-cell>
              <table:table-cell office:value-type="float" office:value="5812.2952">
                <text:p>5812.29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080.717">
                <text:p>31080.717</text:p>
              </table:table-cell>
              <table:table-cell office:value-type="float" office:value="5542.9661">
                <text:p>5542.96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logarithmic="false" chart:minimum="0.005" chart:maximum="0.0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cm" svg:height="12.245cm" xlink:href=".." xlink:type="simple" chart:class="chart:line" chart:style-name="ch1">
        <chart:legend svg:x="17.017cm" svg:y="0.563cm" style:legend-expansion="custom" chartooo:width="2.725cm" chartooo:height="1.115cm" style:legend-expansion-aspect-ratio="2.44394618834081" chart:style-name="ch2"/>
        <chart:plot-area chart:style-name="ch3" table:cell-range-address="'Average Distance'.A1:'Average Distance'.C32" chart:data-source-has-labels="both" svg:x="0.759cm" svg:y="0.227cm" svg:width="19.634cm" svg:height="11.448cm">
          <chartooo:coordinate-region svg:x="2.201cm" svg:y="0.426cm" svg:width="17.912cm" svg:height="10.602cm"/>
          <chart:axis chart:dimension="x" chart:name="primary-x" chart:style-name="ch4" chartooo:axis-type="auto">
            <chartooo:date-scale/>
            <chart:title svg:x="10.413cm" svg:y="11.685cm" chart:style-name="ch5">
              <text:p>K</text:p>
            </chart:title>
            <chart:categories table:cell-range-address="'Average Distance'.A2:'Average Distance'.A32"/>
            <chart:grid chart:style-name="ch6" chart:class="major"/>
          </chart:axis>
          <chart:axis chart:dimension="y" chart:name="primary-y" chart:style-name="ch7">
            <chart:title svg:x="0cm" svg:y="7.278cm" chart:style-name="ch8">
              <text:p>Average Distance</text:p>
            </chart:title>
            <chart:grid chart:style-name="ch6" chart:class="major"/>
          </chart:axis>
          <chart:series chart:style-name="ch9" chart:values-cell-range-address="'Average Distance'.B2:'Average Distance'.B32" chart:label-cell-address="'Average Distance'.B1:'Average Distance'.B1" chart:class="chart:line">
            <chart:data-point chart:repeated="31"/>
          </chart:series>
          <chart:series chart:style-name="ch10" chart:values-cell-range-address="'Average Distance'.C2:'Average Distance'.C32" chart:label-cell-address="'Average Distance'.C1:'Average Distance'.C1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'Average Distance'.B1:'Average Distance'.B1</svg:desc>
                </draw:g>
              </table:table-cell>
              <table:table-cell office:value-type="string">
                <text:p>Test</text:p>
                <draw:g>
                  <svg:desc>'Average Distance'.C1:'Average Distance'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Average Distance'.A2:'Average Distance'.A32</svg:desc>
                </draw:g>
              </table:table-cell>
              <table:table-cell office:value-type="float" office:value="0.04423497879">
                <text:p>0.04423497879</text:p>
                <draw:g>
                  <svg:desc>'Average Distance'.B2:'Average Distance'.B32</svg:desc>
                </draw:g>
              </table:table-cell>
              <table:table-cell office:value-type="float" office:value="0.04470178883">
                <text:p>0.04470178883</text:p>
                <draw:g>
                  <svg:desc>'Average Distance'.C2:'Average Distance'.C3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416197104">
                <text:p>0.03416197104</text:p>
              </table:table-cell>
              <table:table-cell office:value-type="float" office:value="0.03464249343">
                <text:p>0.034642493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782439925">
                <text:p>0.02782439925</text:p>
              </table:table-cell>
              <table:table-cell office:value-type="float" office:value="0.02828407221">
                <text:p>0.02828407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393396851">
                <text:p>0.02393396851</text:p>
              </table:table-cell>
              <table:table-cell office:value-type="float" office:value="0.02428145377">
                <text:p>0.024281453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897723176">
                <text:p>0.01897723176</text:p>
              </table:table-cell>
              <table:table-cell office:value-type="float" office:value="0.01918942896">
                <text:p>0.019189428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699745731">
                <text:p>0.01699745731</text:p>
              </table:table-cell>
              <table:table-cell office:value-type="float" office:value="0.01722569101">
                <text:p>0.017225691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507121149">
                <text:p>0.01507121149</text:p>
              </table:table-cell>
              <table:table-cell office:value-type="float" office:value="0.01527871344">
                <text:p>0.015278713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369880897">
                <text:p>0.01369880897</text:p>
              </table:table-cell>
              <table:table-cell office:value-type="float" office:value="0.01385678634">
                <text:p>0.0138567863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141927106">
                <text:p>0.0141927106</text:p>
              </table:table-cell>
              <table:table-cell office:value-type="float" office:value="0.01434757482">
                <text:p>0.0143475748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1346589282">
                <text:p>0.01346589282</text:p>
              </table:table-cell>
              <table:table-cell office:value-type="float" office:value="0.01367086829">
                <text:p>0.013670868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272896461">
                <text:p>0.01272896461</text:p>
              </table:table-cell>
              <table:table-cell office:value-type="float" office:value="0.0129217117">
                <text:p>0.01292171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188031791">
                <text:p>0.01188031791</text:p>
              </table:table-cell>
              <table:table-cell office:value-type="float" office:value="0.01204237975">
                <text:p>0.012042379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106583911">
                <text:p>0.01106583911</text:p>
              </table:table-cell>
              <table:table-cell office:value-type="float" office:value="0.01119284719">
                <text:p>0.0111928471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068100744">
                <text:p>0.01068100744</text:p>
              </table:table-cell>
              <table:table-cell office:value-type="float" office:value="0.01076098964">
                <text:p>0.010760989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972738762">
                <text:p>0.00972738762</text:p>
              </table:table-cell>
              <table:table-cell office:value-type="float" office:value="0.00986320928">
                <text:p>0.0098632092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0962618">
                <text:p>0.00962618</text:p>
              </table:table-cell>
              <table:table-cell office:value-type="float" office:value="0.00972149621">
                <text:p>0.0097214962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0951853508">
                <text:p>0.00951853508</text:p>
              </table:table-cell>
              <table:table-cell office:value-type="float" office:value="0.00965926031">
                <text:p>0.0096592603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0937192291">
                <text:p>0.00937192291</text:p>
              </table:table-cell>
              <table:table-cell office:value-type="float" office:value="0.00948477753">
                <text:p>0.0094847775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094069667">
                <text:p>0.0094069667</text:p>
              </table:table-cell>
              <table:table-cell office:value-type="float" office:value="0.00954473351">
                <text:p>0.0095447335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926082047">
                <text:p>0.00926082047</text:p>
              </table:table-cell>
              <table:table-cell office:value-type="float" office:value="0.00935785621">
                <text:p>0.009357856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925579394">
                <text:p>0.00925579394</text:p>
              </table:table-cell>
              <table:table-cell office:value-type="float" office:value="0.00934909359">
                <text:p>0.0093490935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0945754946">
                <text:p>0.00945754946</text:p>
              </table:table-cell>
              <table:table-cell office:value-type="float" office:value="0.00955530487">
                <text:p>0.0095553048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0915942272">
                <text:p>0.00915942272</text:p>
              </table:table-cell>
              <table:table-cell office:value-type="float" office:value="0.00928195677">
                <text:p>0.0092819567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0898638194">
                <text:p>0.00898638194</text:p>
              </table:table-cell>
              <table:table-cell office:value-type="float" office:value="0.00910599398">
                <text:p>0.0091059939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913049532">
                <text:p>0.00913049532</text:p>
              </table:table-cell>
              <table:table-cell office:value-type="float" office:value="0.00922135205">
                <text:p>0.0092213520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0888525077">
                <text:p>0.00888525077</text:p>
              </table:table-cell>
              <table:table-cell office:value-type="float" office:value="0.00898300974">
                <text:p>0.0089830097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875983102">
                <text:p>0.00875983102</text:p>
              </table:table-cell>
              <table:table-cell office:value-type="float" office:value="0.00885821909">
                <text:p>0.008858219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838823712">
                <text:p>0.00838823712</text:p>
              </table:table-cell>
              <table:table-cell office:value-type="float" office:value="0.00848561237">
                <text:p>0.008485612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81510209">
                <text:p>0.0081510209</text:p>
              </table:table-cell>
              <table:table-cell office:value-type="float" office:value="0.00823463692">
                <text:p>0.0082346369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781529838">
                <text:p>0.00781529838</text:p>
              </table:table-cell>
              <table:table-cell office:value-type="float" office:value="0.00791819437">
                <text:p>0.007918194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746345376">
                <text:p>0.00746345376</text:p>
              </table:table-cell>
              <table:table-cell office:value-type="float" office:value="0.0075512825">
                <text:p>0.00755128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